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erif" svg:font-family="FreeSerif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6fd68" officeooo:paragraph-rsid="0016fd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:</text:p>
      <text:p text:style-name="P1"><text:tab/>latex prct10.tex</text:p>
      <text:p text:style-name="P1"><text:tab/>latex prct10.tex</text:p>
      <text:p text:style-name="P1"><text:tab/>bibtex prct10</text:p>
      <text:p text:style-name="P1"><text:tab/>latex prct10.tex</text:p>
      <text:p text:style-name="P1"><text:tab/>latex prct10.tex</text:p>
      <text:p text:style-name="P1"><text:tab/>dvips -o prct10.ps prct10.dvi</text:p>
      <text:p text:style-name="P1"><text:tab/>ps2pdf -sPAPERSIZE=a4 -DMaxSubsetPct=100 -dCompatibilityLevel=1.2 -dSubsetFonts=true -dEmbedAllFonts=true prct10.ps prct10.pdf</text:p>
      <text:p text:style-name="P1"/>
      <text:p text:style-name="P1">clean:</text:p>
      <text:p text:style-name="P1"><text:tab/>rm -f *.toc *.ps *.log *.lof *.lot *.dvi *.aux *.blg *.bb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erif" svg:font-family="FreeSerif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erif" style:font-family-complex="FreeSerif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10:12:46.798473641</dc:date>
    <meta:generator>LibreOffice/4.2.2.1$Linux_x86 LibreOffice_project/420m0$Build-1</meta:generator>
    <meta:editing-duration>P0D</meta:editing-duration>
    <meta:editing-cycles>1</meta:editing-cycles>
    <meta:document-statistic meta:table-count="0" meta:image-count="0" meta:object-count="0" meta:page-count="1" meta:paragraph-count="10" meta:word-count="35" meta:character-count="308" meta:non-whitespace-character-count="275"/>
  </office:meta>
</office:document-meta>
</file>